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8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9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4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loext:graphic-properties draw:fill-color="#ffffff"/>
      <style:paragraph-properties fo:margin-left="0.5in" fo:margin-right="0in" fo:margin-top="0in" fo:margin-bottom="0.0693in" loext:contextual-spacing="false" fo:line-height="100%" fo:orphans="0" fo:widows="0" fo:text-indent="0.5in" style:auto-text-indent="false" fo:padding="0in" fo:border="none"/>
    </style:style>
    <style:style style:name="P18" style:family="paragraph" style:parent-style-name="Standard">
      <loext:graphic-properties draw:fill-color="#ffffff"/>
      <style:paragraph-properties fo:margin-left="1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1" style:font-size-asian="20pt" style:font-style-asian="normal" style:font-weight-asian="bold" style:font-name-complex="Times New Roman1" style:font-size-complex="20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officeooo:paragraph-rsid="00236fa8" style:font-name-asian="Times New Roman1" style:font-size-asian="12pt" style:font-name-complex="Times New Roman1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orphans="0" fo:widows="0" fo:text-indent="0in" style:auto-text-indent="false" fo:padding="0in" fo:border="none"/>
      <style:text-properties fo:color="#666666" style:font-name="Times New Roman" fo:font-size="12pt" officeooo:paragraph-rsid="00236fa8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7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23" style:family="paragraph" style:parent-style-name="Standard" style:list-style-name="WWNum7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2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text-underline-style="none" officeooo:rsid="001833f1" officeooo:paragraph-rsid="001833f1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9" style:family="paragraph" style:parent-style-name="Standard" style:list-style-name="WWNum6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0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1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officeooo:rsid="001da18f" officeooo:paragraph-rsid="001ef1b8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officeooo:rsid="001ef1b8" officeooo:paragraph-rsid="001ef1b8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officeooo:rsid="001aaf15" officeooo:paragraph-rsid="001aaf15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9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officeooo:paragraph-rsid="001da18f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officeooo:rsid="001da18f" officeooo:paragraph-rsid="001da18f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background-color="transparent" loext:char-shading-value="0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333333" style:font-name="Times New Roman" fo:font-size="12pt" officeooo:rsid="001833f1" style:font-name-asian="Times New Roman1" style:font-size-asian="12pt" style:font-name-complex="Times New Roman1" style:font-size-complex="12pt"/>
    </style:style>
    <style:style style:name="T8" style:family="text">
      <style:text-properties fo:color="#333333" style:font-name="Times New Roman" fo:font-size="12pt" officeooo:rsid="001fdc9a" style:font-name-asian="Times New Roman1" style:font-size-asian="12pt" style:font-name-complex="Times New Roman1" style:font-size-complex="12pt"/>
    </style:style>
    <style:style style:name="T9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officeooo:rsid="001da18f"/>
    </style:style>
    <style:style style:name="T15" style:family="text">
      <style:text-properties officeooo:rsid="001ef1b8"/>
    </style:style>
    <style:style style:name="T16" style:family="text">
      <style:text-properties officeooo:rsid="00235d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enjamin Toll</text:p>
      <text:p text:style-name="P6"><text:a xlink:type="simple" xlink:href="mailto:benjam72@yahoo.com" text:style-name="ListLabel_20_73" text:visited-style-name="ListLabel_20_73"><text:span text:style-name="T1">benjam72@yahoo.com</text:span></text:a></text:p>
      <text:p text:style-name="P6"><text:a xlink:type="simple" xlink:href="http://www.benjamintoll.com/" text:style-name="ListLabel_20_74" text:visited-style-name="ListLabel_20_74"><text:span text:style-name="T9">http://www.benjamintoll.com</text:span></text:a></text:p>
      <text:p text:style-name="P8"><text:a xlink:type="simple" xlink:href="https://github.com/btoll" text:style-name="ListLabel_20_74" text:visited-style-name="ListLabel_20_74"><text:span text:style-name="T9">https://github.com/btoll</text:span></text:a></text:p>
      <text:p text:style-name="P9"/>
      <text:list xml:id="list777301226" text:style-name="WWNum7">
        <text:list-item>
          <text:p text:style-name="P22"><text:span text:style-name="T7">Over 1</text:span><text:span text:style-name="T8">6</text:span><text:span text:style-name="T6"> years experience of frontend and server development</text:span></text:p>
        </text:list-item>
        <text:list-item>
          <text:p text:style-name="P23">Significant experience with building applications and frameworks</text:p>
        </text:list-item>
        <text:list-item>
          <text:p text:style-name="P23">Worked for both large companies and startups, including in Silicon Valley</text:p>
        </text:list-item>
      </text:list>
      <text:p text:style-name="P7"/>
      <text:p text:style-name="P5">Experience</text:p>
      <text:p text:style-name="P15">Consultant<text:tab/><text:tab/>Princeton, MA</text:p>
      <text:p text:style-name="P16">January 201<text:span text:style-name="T16">6</text:span> - Present</text:p>
      <text:p text:style-name="P14">I’m currently working independently with several clients focusing on:</text:p>
      <text:list xml:id="list2628434886" text:style-name="WWNum4">
        <text:list-item>
          <text:p text:style-name="P37">JavaScript / React / GraphQL</text:p>
        </text:list-item>
        <text:list-item>
          <text:p text:style-name="P37">Elm</text:p>
        </text:list-item>
        <text:list-item>
          <text:p text:style-name="P38">Golang</text:p>
        </text:list-item>
        <text:list-item>
          <text:p text:style-name="P38">C</text:p>
        </text:list-item>
        <text:list-item>
          <text:p text:style-name="P38">PHP</text:p>
        </text:list-item>
        <text:list-item>
          <text:p text:style-name="P38">Linux server administration</text:p>
        </text:list-item>
      </text:list>
      <text:p text:style-name="P14"><text:span text:style-name="T10"/></text:p>
      <text:p text:style-name="P12">Sencha Inc<text:tab/><text:tab/>Redwood City, CA</text:p>
      <text:p text:style-name="P11">Frameworks Engineer, May 2013 - December 2015</text:p>
      <text:p text:style-name="P3">Worked on the Ext framework as part of a remote team. <text:s/>My primary role was that of enhanced engineering.</text:p>
      <text:list xml:id="list70524799" text:style-name="WWNum3">
        <text:list-item>
          <text:p text:style-name="P28"><text:span text:style-name="T13">F</text:span><text:span text:style-name="T5">ixed bugs that </text:span><text:span text:style-name="T13">had been escalated</text:span><text:span text:style-name="T5"> by the Support team and/or by customer request.</text:span></text:p>
        </text:list-item>
        <text:list-item>
          <text:p text:style-name="P32">Patches (and tests) would then be merged into core.</text:p>
        </text:list-item>
        <text:list-item>
          <text:p text:style-name="P28"><text:span text:style-name="T13">As</text:span><text:span text:style-name="T5"> the last stop in the escalation chain, </text:span><text:span text:style-name="T13">w</text:span><text:span text:style-name="T5">orked on bugs that </text:span><text:span text:style-name="T13">were</text:span><text:span text:style-name="T5"> very difficult and esoteric.</text:span></text:p>
        </text:list-item>
        <text:list-item>
          <text:p text:style-name="P32">Selected by manager to maintain viability of older product releases.</text:p>
        </text:list-item>
        <text:list-item>
          <text:p text:style-name="P32">One of the top framework contributors in the history of the company.</text:p>
        </text:list-item>
      </text:list>
      <text:p text:style-name="P2"><text:span text:style-name="T5">In addition, </text:span><text:span text:style-name="T13">w</text:span><text:span text:style-name="T5">orked on new framework features and other projects within the company.</text:span></text:p>
      <text:list xml:id="list2675230346" text:style-name="WWNum6">
        <text:list-item>
          <text:p text:style-name="P29"><text:span text:style-name="T13">P</text:span><text:span text:style-name="T5">rimary developer on the improved gridfilters API that shipped starting with Sencha 5.</text:span></text:p>
        </text:list-item>
        <text:list-item>
          <text:p text:style-name="P29"><text:span text:style-name="T13">R</text:span><text:span text:style-name="T5">esurrected the Sencha Fiddle project with my manager and developed several iterations of a working prototype before handing it off to its current maintainer.</text:span></text:p>
        </text:list-item>
      </text:list>
      <text:p text:style-name="P3">Volunteered personal time to assist and mentor.</text:p>
      <text:p text:style-name="P20"/>
      <text:p text:style-name="P21"/>
      <text:p text:style-name="P21"/>
      <text:p text:style-name="P1"><text:soft-page-break/><text:span text:style-name="T2">Sencha Inc</text:span><text:span text:style-name="T10"><text:tab/><text:tab/></text:span><text:span text:style-name="T2">Redwoo</text:span><text:span text:style-name="T10">d City, CA</text:span></text:p>
      <text:p text:style-name="P1"><text:span text:style-name="T11">Senior Support Engineer, </text:span><text:span text:style-name="T3">June 2011 - April 2013</text:span></text:p>
      <text:p text:style-name="P2"><text:span text:style-name="T13">H</text:span><text:span text:style-name="T5">ired when the department was first created and was the second support engineer added to the team. <text:s/>This was a</text:span><text:span text:style-name="T13">n engineering job and within the purview of the engineering department. <text:s/>All solutions were provided in code and patches to the framework were encouraged.</text:span></text:p>
      <text:list xml:id="list3889139516" text:style-name="WWNum1">
        <text:list-item>
          <text:p text:style-name="P30"><text:span text:style-name="T13">P</text:span><text:span text:style-name="T5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30"><text:span text:style-name="T13">A</text:span><text:span text:style-name="T5">s a senior member of the team</text:span><text:span text:style-name="T13"> was</text:span><text:span text:style-name="T5"> one of three team members that would be assigned the difficult escalated tickets to resolve.</text:span></text:p>
        </text:list-item>
        <text:list-item>
          <text:p text:style-name="P33">Promoted to the Ext frameworks team.</text:p>
        </text:list-item>
      </text:list>
      <text:p text:style-name="P8"><text:span text:style-name="T1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12"> <text:s/></text:span><text:span text:style-name="T13">These included git extensions and bash tools, shown here:</text:span></text:p>
      <text:p text:style-name="P17"><text:a xlink:type="simple" xlink:href="https://github.com/btoll/git" text:style-name="ListLabel_20_74" text:visited-style-name="ListLabel_20_74"><text:span text:style-name="T9">https://github.com/btoll/git</text:span></text:a></text:p>
      <text:p text:style-name="P17"><text:a xlink:type="simple" xlink:href="https://github.com/btoll/tools" text:style-name="ListLabel_20_74" text:visited-style-name="ListLabel_20_74"><text:span text:style-name="T9">https://github.com/btoll/tools</text:span></text:a></text:p>
      <text:p text:style-name="P18"><text:a xlink:type="simple" xlink:href="https://github.com/btoll/support" text:style-name="ListLabel_20_73" text:visited-style-name="ListLabel_20_73"><text:span text:style-name="T1">https://github.com/btoll/support</text:span></text:a></text:p>
      <text:p text:style-name="P10">Volunteered personal time to assist and mentor.</text:p>
      <text:p text:style-name="P10"/>
      <text:p text:style-name="P1"><text:span text:style-name="T2">Yahoo!</text:span><text:span text:style-name="T10"><text:tab/><text:tab/>Sunnyvale, CA</text:span></text:p>
      <text:p text:style-name="P4">Technical Yahoo!, November 2009 - May 2011</text:p>
      <text:p text:style-name="P2"><text:span text:style-name="T13">W</text:span><text:span text:style-name="T5">orked on the Connected TV team. <text:s/>JavaScript running on TVs.</text:span></text:p>
      <text:list xml:id="list1523438825" text:style-name="WWNum5">
        <text:list-item>
          <text:p text:style-name="P31"><text:span text:style-name="T13">D</text:span><text:span text:style-name="T5">eveloped new applications to run on networked TVs.</text:span></text:p>
        </text:list-item>
        <text:list-item>
          <text:p text:style-name="P31"><text:span text:style-name="T13">Contributed to </text:span><text:span text:style-name="T5">the KONtx framework</text:span><text:span text:style-name="T13"> </text:span><text:span text:style-name="T5">(</text:span><text:a xlink:type="simple" xlink:href="https://developer.yahoo.com/connectedtv/kontxapiref/" text:style-name="ListLabel_20_73" text:visited-style-name="ListLabel_20_73"><text:span text:style-name="T1">https://developer.yahoo.com/connectedtv/kontxapiref/</text:span></text:a><text:span text:style-name="T5">).</text:span></text:p>
        </text:list-item>
        <text:list-item>
          <text:p text:style-name="P31"><text:span text:style-name="T13">P</text:span><text:span text:style-name="T5">rincipal maintainer of several high profile applications (eBay, NFL, Y! TV).</text:span></text:p>
        </text:list-item>
        <text:list-item>
          <text:p text:style-name="P34">Very active in forums.</text:p>
        </text:list-item>
      </text:list>
      <text:p text:style-name="P2"><text:span text:style-name="T5">Because there were no GUI devtools like that in the browser to help debug a program, became very good at thinking through problems and all iterations of them to try and anticipate bugs, which has helped </text:span><text:span text:style-name="T13">tremendously</text:span><text:span text:style-name="T5"> in every role since.</text:span></text:p>
      <text:p text:style-name="P3"/>
      <text:p text:style-name="P12">GoDaddy<text:tab/><text:tab/>Phoenix, AZ</text:p>
      <text:p text:style-name="P11">Web Developer, January 2009 - November 2009</text:p>
      <text:p text:style-name="P10">Worked on the ecommerce team as the sole frontend developer.</text:p>
      <text:p text:style-name="P10"/>
      <text:p text:style-name="P13">Education</text:p>
      <text:p text:style-name="P8"><text:span text:style-name="T4">University of New Mexico</text:span><text:span text:style-name="T11">, </text:span><text:span text:style-name="T4">BA, History, 1996 - 1999</text:span></text:p>
      <text:list xml:id="list891404718" text:style-name="WWNum8">
        <text:list-item>
          <text:p text:style-name="P26"><text:soft-page-break/>3.93 / 4.00</text:p>
        </text:list-item>
        <text:list-item>
          <text:p text:style-name="P39">summa cum laude</text:p>
        </text:list-item>
        <text:list-item>
          <text:p text:style-name="P24">Phi Beta Kappa</text:p>
        </text:list-item>
        <text:list-item>
          <text:p text:style-name="P26">Phi Alpha Theta</text:p>
        </text:list-item>
      </text:list>
      <text:p text:style-name="P11"/>
      <text:p text:style-name="P13">Interests</text:p>
      <text:list xml:id="list1858595929" text:style-name="WWNum2">
        <text:list-item>
          <text:p text:style-name="P27">Math</text:p>
        </text:list-item>
        <text:list-item>
          <text:p text:style-name="P27">Privacy</text:p>
        </text:list-item>
        <text:list-item>
          <text:p text:style-name="P27">Teac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6T12:29:54.292902963</dc:date>
    <meta:editing-duration>PT12M1S</meta:editing-duration>
    <meta:editing-cycles>7</meta:editing-cycles>
    <meta:generator>LibreOffice/6.1.6.3$Linux_X86_64 LibreOffice_project/10$Build-3</meta:generator>
    <meta:document-statistic meta:table-count="0" meta:image-count="0" meta:object-count="0" meta:page-count="3" meta:paragraph-count="61" meta:word-count="557" meta:character-count="3426" meta:non-whitespace-character-count="2949"/>
  </office:meta>
</office:document-meta>
</file>